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21.86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00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personality_cluster_result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Dianne</text:p>
          </table:table-cell>
          <table:table-cell office:value-type="string" calcext:value-type="string">
            <text:p>Feinstein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CA</text:p>
          </table:table-cell>
          <table:table-cell office:value-type="string" calcext:value-type="string">
            <text:p>@SenFeinste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nce by state</text:p>
          </table:table-cell>
          <table:table-cell/>
          <table:table-cell office:value-type="float" office:value="0" calcext:value-type="float">
            <text:p>0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])" office:value-type="float" office:value="1" calcext:value-type="float">
            <text:p>1</text:p>
          </table:table-cell>
          <table:table-cell table:formula="of:=[.M1]*[.N1]" office:value-type="float" office:value="8.88178419700125E-016" calcext:value-type="float">
            <text:p>8.88178419700125E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oxer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CA</text:p>
          </table:table-cell>
          <table:table-cell office:value-type="string" calcext:value-type="string">
            <text:p>@SenatorBox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Q28]" office:value-type="float" office:value="0.335905516882683" calcext:value-type="float">
            <text:p>0.3359055169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])" office:value-type="float" office:value="50" calcext:value-type="float">
            <text:p>50</text:p>
          </table:table-cell>
          <table:table-cell table:formula="of:=[.M2]*[.N2]" office:value-type="float" office:value="0.0000000000000444089209850063" calcext:value-type="float">
            <text:p>4.44089209850063E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Murphy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@ChrisMurphyCT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])" office:value-type="float" office:value="1225" calcext:value-type="float">
            <text:p>1225</text:p>
          </table:table-cell>
          <table:table-cell table:formula="of:=[.M3]*[.N3]" office:value-type="float" office:value="0.00000000000108801856413265" calcext:value-type="float">
            <text:p>1.08801856413265E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Nelso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@SenBillNelso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])" office:value-type="float" office:value="19600" calcext:value-type="float">
            <text:p>19600</text:p>
          </table:table-cell>
          <table:table-cell table:formula="of:=[.M4]*[.N4]" office:value-type="float" office:value="0.0000000000174082970261225" calcext:value-type="float">
            <text:p>1.74082970261225E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ck</text:p>
          </table:table-cell>
          <table:table-cell office:value-type="string" calcext:value-type="string">
            <text:p>Obama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table:style-name="ce4" office:value-type="string" calcext:value-type="string">
            <text:p>@BarackObam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t significant</text:p>
          </table:table-cell>
          <table:table-cell/>
          <table:table-cell office:value-type="float" office:value="4" calcext:value-type="float">
            <text:p>4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5])" office:value-type="float" office:value="230300" calcext:value-type="float">
            <text:p>230300</text:p>
          </table:table-cell>
          <table:table-cell table:formula="of:=[.M5]*[.N5]" office:value-type="float" office:value="0.000000000204547490056939" calcext:value-type="float">
            <text:p>2.04547490056939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Donnelly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IN</text:p>
          </table:table-cell>
          <table:table-cell office:value-type="string" calcext:value-type="string">
            <text:p>@SenDonnelly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6])" office:value-type="float" office:value="2118760" calcext:value-type="float">
            <text:p>2118760</text:p>
          </table:table-cell>
          <table:table-cell table:formula="of:=[.M6]*[.N6]" office:value-type="float" office:value="0.00000000188183690852384" calcext:value-type="float">
            <text:p>1.88183690852384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Warre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@SenWarre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6]+1" office:value-type="float" office:value="6" calcext:value-type="float">
            <text:p>6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7])" office:value-type="float" office:value="15890700" calcext:value-type="float">
            <text:p>15890700</text:p>
          </table:table-cell>
          <table:table-cell table:formula="of:=[.M7]*[.N7]" office:value-type="float" office:value="0.0000000141137768139288" calcext:value-type="float">
            <text:p>1.41137768139288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bie</text:p>
          </table:table-cell>
          <table:table-cell office:value-type="string" calcext:value-type="string">
            <text:p>Stabenow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@stabenow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7]+1" office:value-type="float" office:value="7" calcext:value-type="float">
            <text:p>7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8])" office:value-type="float" office:value="99884400" calcext:value-type="float">
            <text:p>99884400</text:p>
          </table:table-cell>
          <table:table-cell table:formula="of:=[.M8]*[.N8]" office:value-type="float" office:value="0.0000000887151685446952" calcext:value-type="float">
            <text:p>8.87151685446952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Franke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@alfranke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8]+1" office:value-type="float" office:value="8" calcext:value-type="float">
            <text:p>8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9])" office:value-type="float" office:value="536878650" calcext:value-type="float">
            <text:p>536878650</text:p>
          </table:table-cell>
          <table:table-cell table:formula="of:=[.M9]*[.N9]" office:value-type="float" office:value="0.000000476844030927737" calcext:value-type="float">
            <text:p>4.7684403092773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re</text:p>
          </table:table-cell>
          <table:table-cell office:value-type="string" calcext:value-type="string">
            <text:p>McCaskill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@clairecmc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9]+1" office:value-type="float" office:value="9" calcext:value-type="float">
            <text:p>9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0])" office:value-type="float" office:value="2505433700" calcext:value-type="float">
            <text:p>2505433700</text:p>
          </table:table-cell>
          <table:table-cell table:formula="of:=[.M10]*[.N10]" office:value-type="float" office:value="0.00000222527214432944" calcext:value-type="float">
            <text:p>2.2252721443294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Reid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@SenatorReid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0]+1" office:value-type="float" office:value="10" calcext:value-type="float">
            <text:p>10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1])" office:value-type="float" office:value="10272278170" calcext:value-type="float">
            <text:p>10272278170</text:p>
          </table:table-cell>
          <table:table-cell table:formula="of:=[.M11]*[.N11]" office:value-type="float" office:value="0.0000091236157917507" calcext:value-type="float">
            <text:p>9.1236157917507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Schumer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@SenSchum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1]+1" office:value-type="float" office:value="11" calcext:value-type="float">
            <text:p>11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2])" office:value-type="float" office:value="37353738800" calcext:value-type="float">
            <text:p>37353738800</text:p>
          </table:table-cell>
          <table:table-cell table:formula="of:=[.M12]*[.N12]" office:value-type="float" office:value="0.0000331767846972753" calcext:value-type="float">
            <text:p>3.3176784697275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ary</text:p>
          </table:table-cell>
          <table:table-cell office:value-type="string" calcext:value-type="string">
            <text:p>Clinto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table:style-name="ce4" office:value-type="string" calcext:value-type="string">
            <text:p>@HillaryClinto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2]+1" office:value-type="float" office:value="12" calcext:value-type="float">
            <text:p>12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3])" office:value-type="float" office:value="121399651100" calcext:value-type="float">
            <text:p>121399651100</text:p>
          </table:table-cell>
          <table:table-cell table:formula="of:=[.M13]*[.N13]" office:value-type="float" office:value="0.000107824550266145" calcext:value-type="float">
            <text:p>0.0001078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rod</text:p>
          </table:table-cell>
          <table:table-cell office:value-type="string" calcext:value-type="string">
            <text:p>Brown</text:p>
          </table:table-cell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OH</text:p>
          </table:table-cell>
          <table:table-cell office:value-type="string" calcext:value-type="string">
            <text:p>@SenSherrodBrow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3]+1" office:value-type="float" office:value="13" calcext:value-type="float">
            <text:p>13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4])" office:value-type="float" office:value="354860518600" calcext:value-type="float">
            <text:p>354860518600</text:p>
          </table:table-cell>
          <table:table-cell table:formula="of:=[.M14]*[.N14]" office:value-type="float" office:value="0.000315179454624115" calcext:value-type="float">
            <text:p>0.000315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Merkley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@SenJeffMerkley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4]+1" office:value-type="float" office:value="14" calcext:value-type="float">
            <text:p>14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5])" office:value-type="float" office:value="937845656300" calcext:value-type="float">
            <text:p>937845656300</text:p>
          </table:table-cell>
          <table:table-cell table:formula="of:=[.M15]*[.N15]" office:value-type="float" office:value="0.000832974272935161" calcext:value-type="float">
            <text:p>0.0008329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ie</text:p>
          </table:table-cell>
          <table:table-cell office:value-type="string" calcext:value-type="string">
            <text:p>Sanders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VT</text:p>
          </table:table-cell>
          <table:table-cell table:style-name="ce5" office:value-type="string" calcext:value-type="string">
            <text:p>@BernieSander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5]+1" office:value-type="float" office:value="15" calcext:value-type="float">
            <text:p>15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6])" office:value-type="float" office:value="2250829575120" calcext:value-type="float">
            <text:p>2250829575120</text:p>
          </table:table-cell>
          <table:table-cell table:formula="of:=[.M16]*[.N16]" office:value-type="float" office:value="0.00199913825504439" calcext:value-type="float">
            <text:p>0.0019991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y</text:p>
          </table:table-cell>
          <table:table-cell office:value-type="string" calcext:value-type="string">
            <text:p>Murray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@PattyMurray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6]+1" office:value-type="float" office:value="16" calcext:value-type="float">
            <text:p>16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7])" office:value-type="float" office:value="4923689695575" calcext:value-type="float">
            <text:p>4923689695575</text:p>
          </table:table-cell>
          <table:table-cell table:formula="of:=[.M17]*[.N17]" office:value-type="float" office:value="0.00437311493290959" calcext:value-type="float">
            <text:p>0.004373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l</text:p>
          </table:table-cell>
          <table:table-cell office:value-type="string" calcext:value-type="string">
            <text:p>Stein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MD</text:p>
          </table:table-cell>
          <table:table-cell table:style-name="ce4" office:value-type="string" calcext:value-type="string">
            <text:p>@DrJillStei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7]+1" office:value-type="float" office:value="17" calcext:value-type="float">
            <text:p>17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8])" office:value-type="float" office:value="9847379391150" calcext:value-type="float">
            <text:p>9847379391150</text:p>
          </table:table-cell>
          <table:table-cell table:formula="of:=[.M18]*[.N18]" office:value-type="float" office:value="0.00874622986581919" calcext:value-type="float">
            <text:p>0.0087462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Johnson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NM</text:p>
          </table:table-cell>
          <table:table-cell table:style-name="ce4" office:value-type="string" calcext:value-type="string">
            <text:p>@GovGaryJohnso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8]+1" office:value-type="float" office:value="18" calcext:value-type="float">
            <text:p>18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19])" office:value-type="float" office:value="18053528883775" calcext:value-type="float">
            <text:p>18053528883775</text:p>
          </table:table-cell>
          <table:table-cell table:formula="of:=[.M19]*[.N19]" office:value-type="float" office:value="0.0160347547540018" calcext:value-type="float">
            <text:p>0.0160347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n</text:p>
          </table:table-cell>
          <table:table-cell office:value-type="string" calcext:value-type="string">
            <text:p>McMullin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UT</text:p>
          </table:table-cell>
          <table:table-cell table:style-name="ce4" office:value-type="string" calcext:value-type="string">
            <text:p>@Evan_McMulli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19]+1" office:value-type="float" office:value="19" calcext:value-type="float">
            <text:p>19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0])" office:value-type="float" office:value="30405943383200" calcext:value-type="float">
            <text:p>30405943383200</text:p>
          </table:table-cell>
          <table:table-cell table:formula="of:=[.M20]*[.N20]" office:value-type="float" office:value="0.0270059027435821" calcext:value-type="float">
            <text:p>0.0270059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ie</text:p>
          </table:table-cell>
          <table:table-cell office:value-type="string" calcext:value-type="string">
            <text:p>Sanders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VT</text:p>
          </table:table-cell>
          <table:table-cell table:style-name="ce4" office:value-type="string" calcext:value-type="string">
            <text:p>@SenSander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0]+1" office:value-type="float" office:value="20" calcext:value-type="float">
            <text:p>20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1])" office:value-type="float" office:value="47129212243960" calcext:value-type="float">
            <text:p>47129212243960</text:p>
          </table:table-cell>
          <table:table-cell table:formula="of:=[.M21]*[.N21]" office:value-type="float" office:value="0.0418591492525522" calcext:value-type="float">
            <text:p>0.0418591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@SenDanSulliv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1]+1" office:value-type="float" office:value="21" calcext:value-type="float">
            <text:p>21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2])" office:value-type="float" office:value="67327446062800" calcext:value-type="float">
            <text:p>67327446062800</text:p>
          </table:table-cell>
          <table:table-cell table:formula="of:=[.M22]*[.N22]" office:value-type="float" office:value="0.0597987846465031" calcext:value-type="float">
            <text:p>0.0597987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AL</text:p>
          </table:table-cell>
          <table:table-cell office:value-type="string" calcext:value-type="string">
            <text:p>@SenShelby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2]+1" office:value-type="float" office:value="22" calcext:value-type="float">
            <text:p>22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3])" office:value-type="float" office:value="88749815264600" calcext:value-type="float">
            <text:p>88749815264600</text:p>
          </table:table-cell>
          <table:table-cell table:formula="of:=[.M23]*[.N23]" office:value-type="float" office:value="0.0788256706703905" calcext:value-type="float">
            <text:p>0.0788256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AL</text:p>
          </table:table-cell>
          <table:table-cell office:value-type="string" calcext:value-type="string">
            <text:p>@SenatorSession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3]+1" office:value-type="float" office:value="23" calcext:value-type="float">
            <text:p>23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4])" office:value-type="float" office:value="108043253365600" calcext:value-type="float">
            <text:p>108043253365600</text:p>
          </table:table-cell>
          <table:table-cell table:formula="of:=[.M24]*[.N24]" office:value-type="float" office:value="0.0959616860335188" calcext:value-type="float">
            <text:p>0.095961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@SenTomCotto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4]+1" office:value-type="float" office:value="24" calcext:value-type="float">
            <text:p>24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5])" office:value-type="float" office:value="121548660036300" calcext:value-type="float">
            <text:p>121548660036300</text:p>
          </table:table-cell>
          <table:table-cell table:formula="of:=[.M25]*[.N25]" office:value-type="float" office:value="0.107956896787709" calcext:value-type="float">
            <text:p>0.1079568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Fla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@JeffFlak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5]+1" office:value-type="float" office:value="25" calcext:value-type="float">
            <text:p>25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6])" office:value-type="float" office:value="126410606437752" calcext:value-type="float">
            <text:p>126410606437752</text:p>
          </table:table-cell>
          <table:table-cell table:formula="of:=[.M26]*[.N26]" office:value-type="float" office:value="0.112275172659217" calcext:value-type="float">
            <text:p>0.1122751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y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@CoryGardn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6]+1" office:value-type="float" office:value="26" calcext:value-type="float">
            <text:p>26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7])" office:value-type="float" office:value="121548660036300" calcext:value-type="float">
            <text:p>121548660036300</text:p>
          </table:table-cell>
          <table:table-cell table:formula="of:=[.M27]*[.N27]" office:value-type="float" office:value="0.107956896787709" calcext:value-type="float">
            <text:p>0.1079568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uck</text:p>
          </table:table-cell>
          <table:table-cell office:value-type="string" calcext:value-type="string">
            <text:p>Grassle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@ChuckGrassley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7]+1" office:value-type="float" office:value="27" calcext:value-type="float">
            <text:p>27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8])" office:value-type="float" office:value="108043253365600" calcext:value-type="float">
            <text:p>108043253365600</text:p>
          </table:table-cell>
          <table:table-cell table:formula="of:=[.M28]*[.N28]" office:value-type="float" office:value="0.0959616860335188" calcext:value-type="float">
            <text:p>0.095961686</text:p>
          </table:table-cell>
          <table:table-cell table:formula="of:=SUM([.O1:.O28])" office:value-type="float" office:value="0.760056169150836" calcext:value-type="float">
            <text:p>0.7600561692</text:p>
          </table:table-cell>
          <table:table-cell table:formula="of:=SUM([.O28:.O51])" office:value-type="float" office:value="0.335905516882683" calcext:value-type="float">
            <text:p>0.3359055169</text:p>
          </table:table-cell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Crap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@MikeCrapo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8]+1" office:value-type="float" office:value="28" calcext:value-type="float">
            <text:p>28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29])" office:value-type="float" office:value="88749815264600.1" calcext:value-type="float">
            <text:p>88749815264600.1</text:p>
          </table:table-cell>
          <table:table-cell table:formula="of:=[.M29]*[.N29]" office:value-type="float" office:value="0.0788256706703905" calcext:value-type="float">
            <text:p>0.0788256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Coats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IN</text:p>
          </table:table-cell>
          <table:table-cell office:value-type="string" calcext:value-type="string">
            <text:p>@SenDanCoat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29]+1" office:value-type="float" office:value="29" calcext:value-type="float">
            <text:p>29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0])" office:value-type="float" office:value="67327446062800" calcext:value-type="float">
            <text:p>67327446062800</text:p>
          </table:table-cell>
          <table:table-cell table:formula="of:=[.M30]*[.N30]" office:value-type="float" office:value="0.0597987846465031" calcext:value-type="float">
            <text:p>0.0597987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ch</text:p>
          </table:table-cell>
          <table:table-cell office:value-type="string" calcext:value-type="string">
            <text:p>McConnell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KY</text:p>
          </table:table-cell>
          <table:table-cell office:value-type="string" calcext:value-type="string">
            <text:p>@McConnellPres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0]+1" office:value-type="float" office:value="30" calcext:value-type="float">
            <text:p>30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1])" office:value-type="float" office:value="47129212243960" calcext:value-type="float">
            <text:p>47129212243960</text:p>
          </table:table-cell>
          <table:table-cell table:formula="of:=[.M31]*[.N31]" office:value-type="float" office:value="0.0418591492525522" calcext:value-type="float">
            <text:p>0.0418591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KY</text:p>
          </table:table-cell>
          <table:table-cell office:value-type="string" calcext:value-type="string">
            <text:p>@RandPaul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1]+1" office:value-type="float" office:value="31" calcext:value-type="float">
            <text:p>31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2])" office:value-type="float" office:value="30405943383200" calcext:value-type="float">
            <text:p>30405943383200</text:p>
          </table:table-cell>
          <table:table-cell table:formula="of:=[.M32]*[.N32]" office:value-type="float" office:value="0.027005902743582" calcext:value-type="float">
            <text:p>0.0270059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Vitter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@DavidVitt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2]+1" office:value-type="float" office:value="32" calcext:value-type="float">
            <text:p>32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3])" office:value-type="float" office:value="18053528883775" calcext:value-type="float">
            <text:p>18053528883775</text:p>
          </table:table-cell>
          <table:table-cell table:formula="of:=[.M33]*[.N33]" office:value-type="float" office:value="0.0160347547540018" calcext:value-type="float">
            <text:p>0.0160347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Cassidy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@BillCassidy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3]+1" office:value-type="float" office:value="33" calcext:value-type="float">
            <text:p>33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4])" office:value-type="float" office:value="9847379391150" calcext:value-type="float">
            <text:p>9847379391150</text:p>
          </table:table-cell>
          <table:table-cell table:formula="of:=[.M34]*[.N34]" office:value-type="float" office:value="0.00874622986581919" calcext:value-type="float">
            <text:p>0.0087462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@SenatorCollin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4]+1" office:value-type="float" office:value="34" calcext:value-type="float">
            <text:p>34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5])" office:value-type="float" office:value="4923689695575" calcext:value-type="float">
            <text:p>4923689695575</text:p>
          </table:table-cell>
          <table:table-cell table:formula="of:=[.M35]*[.N35]" office:value-type="float" office:value="0.00437311493290959" calcext:value-type="float">
            <text:p>0.004373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Wick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@SenatorWick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5]+1" office:value-type="float" office:value="35" calcext:value-type="float">
            <text:p>35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6])" office:value-type="float" office:value="2250829575120" calcext:value-type="float">
            <text:p>2250829575120</text:p>
          </table:table-cell>
          <table:table-cell table:formula="of:=[.M36]*[.N36]" office:value-type="float" office:value="0.00199913825504439" calcext:value-type="float">
            <text:p>0.0019991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urr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NC</text:p>
          </table:table-cell>
          <table:table-cell office:value-type="string" calcext:value-type="string">
            <text:p>@SenatorBur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6]+1" office:value-type="float" office:value="36" calcext:value-type="float">
            <text:p>36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7])" office:value-type="float" office:value="937845656300" calcext:value-type="float">
            <text:p>937845656300</text:p>
          </table:table-cell>
          <table:table-cell table:formula="of:=[.M37]*[.N37]" office:value-type="float" office:value="0.000832974272935161" calcext:value-type="float">
            <text:p>0.0008329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</text:p>
          </table:table-cell>
          <table:table-cell office:value-type="string" calcext:value-type="string">
            <text:p>Tillis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NC</text:p>
          </table:table-cell>
          <table:table-cell office:value-type="string" calcext:value-type="string">
            <text:p>@ThomTilli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7]+1" office:value-type="float" office:value="37" calcext:value-type="float">
            <text:p>37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8])" office:value-type="float" office:value="354860518600" calcext:value-type="float">
            <text:p>354860518600</text:p>
          </table:table-cell>
          <table:table-cell table:formula="of:=[.M38]*[.N38]" office:value-type="float" office:value="0.000315179454624115" calcext:value-type="float">
            <text:p>0.000315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Sas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@BenSass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8]+1" office:value-type="float" office:value="38" calcext:value-type="float">
            <text:p>38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39])" office:value-type="float" office:value="121399651100" calcext:value-type="float">
            <text:p>121399651100</text:p>
          </table:table-cell>
          <table:table-cell table:formula="of:=[.M39]*[.N39]" office:value-type="float" office:value="0.000107824550266145" calcext:value-type="float">
            <text:p>0.0001078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table:style-name="ce4" office:value-type="string" calcext:value-type="string">
            <text:p>@realDonaldTrump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39]+1" office:value-type="float" office:value="39" calcext:value-type="float">
            <text:p>39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0])" office:value-type="float" office:value="37353738800" calcext:value-type="float">
            <text:p>37353738800</text:p>
          </table:table-cell>
          <table:table-cell table:formula="of:=[.M40]*[.N40]" office:value-type="float" office:value="0.0000331767846972753" calcext:value-type="float">
            <text:p>3.3176784697275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</text:p>
          </table:table-cell>
          <table:table-cell office:value-type="string" calcext:value-type="string">
            <text:p>Portman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OH</text:p>
          </table:table-cell>
          <table:table-cell office:value-type="string" calcext:value-type="string">
            <text:p>@robportm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0]+1" office:value-type="float" office:value="40" calcext:value-type="float">
            <text:p>40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1])" office:value-type="float" office:value="10272278170" calcext:value-type="float">
            <text:p>10272278170</text:p>
          </table:table-cell>
          <table:table-cell table:formula="of:=[.M41]*[.N41]" office:value-type="float" office:value="0.00000912361579175069" calcext:value-type="float">
            <text:p>9.12361579175069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Inhofe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@jiminhof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1]+1" office:value-type="float" office:value="41" calcext:value-type="float">
            <text:p>41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2])" office:value-type="float" office:value="2505433700" calcext:value-type="float">
            <text:p>2505433700</text:p>
          </table:table-cell>
          <table:table-cell table:formula="of:=[.M42]*[.N42]" office:value-type="float" office:value="0.00000222527214432944" calcext:value-type="float">
            <text:p>2.22527214432944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Lankford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@SenatorLankford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2]+1" office:value-type="float" office:value="42" calcext:value-type="float">
            <text:p>42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3])" office:value-type="float" office:value="536878650" calcext:value-type="float">
            <text:p>536878650</text:p>
          </table:table-cell>
          <table:table-cell table:formula="of:=[.M43]*[.N43]" office:value-type="float" office:value="0.000000476844030927737" calcext:value-type="float">
            <text:p>4.7684403092773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@LindseyGrahamSC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3]+1" office:value-type="float" office:value="43" calcext:value-type="float">
            <text:p>43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4])" office:value-type="float" office:value="99884400" calcext:value-type="float">
            <text:p>99884400</text:p>
          </table:table-cell>
          <table:table-cell table:formula="of:=[.M44]*[.N44]" office:value-type="float" office:value="0.0000000887151685446952" calcext:value-type="float">
            <text:p>8.87151685446952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Thu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@SenJohnThu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4]+1" office:value-type="float" office:value="44" calcext:value-type="float">
            <text:p>44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5])" office:value-type="float" office:value="15890700" calcext:value-type="float">
            <text:p>15890700</text:p>
          </table:table-cell>
          <table:table-cell table:formula="of:=[.M45]*[.N45]" office:value-type="float" office:value="0.0000000141137768139288" calcext:value-type="float">
            <text:p>1.41137768139288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ar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TN</text:p>
          </table:table-cell>
          <table:table-cell office:value-type="string" calcext:value-type="string">
            <text:p>@SenAlexand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5]+1" office:value-type="float" office:value="45" calcext:value-type="float">
            <text:p>45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6])" office:value-type="float" office:value="2118760" calcext:value-type="float">
            <text:p>2118760</text:p>
          </table:table-cell>
          <table:table-cell table:formula="of:=[.M46]*[.N46]" office:value-type="float" office:value="0.00000000188183690852384" calcext:value-type="float">
            <text:p>1.88183690852384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Corker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TN</text:p>
          </table:table-cell>
          <table:table-cell office:value-type="string" calcext:value-type="string">
            <text:p>@SenBobCorke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6]+1" office:value-type="float" office:value="46" calcext:value-type="float">
            <text:p>46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7])" office:value-type="float" office:value="230300" calcext:value-type="float">
            <text:p>230300</text:p>
          </table:table-cell>
          <table:table-cell table:formula="of:=[.M47]*[.N47]" office:value-type="float" office:value="0.000000000204547490056939" calcext:value-type="float">
            <text:p>2.04547490056939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Cornyn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TX</text:p>
          </table:table-cell>
          <table:table-cell office:value-type="string" calcext:value-type="string">
            <text:p>@JohnCorny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7]+1" office:value-type="float" office:value="47" calcext:value-type="float">
            <text:p>47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8])" office:value-type="float" office:value="19600" calcext:value-type="float">
            <text:p>19600</text:p>
          </table:table-cell>
          <table:table-cell table:formula="of:=[.M48]*[.N48]" office:value-type="float" office:value="0.0000000000174082970261225" calcext:value-type="float">
            <text:p>1.74082970261225E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TX</text:p>
          </table:table-cell>
          <table:table-cell office:value-type="string" calcext:value-type="string">
            <text:p>@tedcruz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8]+1" office:value-type="float" office:value="48" calcext:value-type="float">
            <text:p>48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49])" office:value-type="float" office:value="1225" calcext:value-type="float">
            <text:p>1225</text:p>
          </table:table-cell>
          <table:table-cell table:formula="of:=[.M49]*[.N49]" office:value-type="float" office:value="0.00000000000108801856413265" calcext:value-type="float">
            <text:p>1.08801856413265E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n</text:p>
          </table:table-cell>
          <table:table-cell office:value-type="string" calcext:value-type="string">
            <text:p>Hatch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UT</text:p>
          </table:table-cell>
          <table:table-cell office:value-type="string" calcext:value-type="string">
            <text:p>@OrrinHatch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49]+1" office:value-type="float" office:value="49" calcext:value-type="float">
            <text:p>49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50])" office:value-type="float" office:value="50" calcext:value-type="float">
            <text:p>50</text:p>
          </table:table-cell>
          <table:table-cell table:formula="of:=[.M50]*[.N50]" office:value-type="float" office:value="0.0000000000000444089209850062" calcext:value-type="float">
            <text:p>4.44089209850062E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UT</text:p>
          </table:table-cell>
          <table:table-cell office:value-type="string" calcext:value-type="string">
            <text:p>@SenMikeLe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L50]+1" office:value-type="float" office:value="50" calcext:value-type="float">
            <text:p>50</text:p>
          </table:table-cell>
          <table:table-cell table:formula="of:=1/(2^50)" office:value-type="float" office:value="8.88178419700125E-016" calcext:value-type="float">
            <text:p>8.88178419700125E-16</text:p>
          </table:table-cell>
          <table:table-cell table:formula="of:=COMBIN(50;[.L51])" office:value-type="float" office:value="1" calcext:value-type="float">
            <text:p>1</text:p>
          </table:table-cell>
          <table:table-cell table:formula="of:=[.M51]*[.N51]" office:value-type="float" office:value="8.88178419700125E-016" calcext:value-type="float">
            <text:p>8.88178419700125E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@SenRonJohnson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O1:.O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Enzi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WY</text:p>
          </table:table-cell>
          <table:table-cell office:value-type="string" calcext:value-type="string">
            <text:p>@SenatorEnzi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arrasso</text:p>
          </table:table-cell>
          <table:table-cell office:value-type="string" calcext:value-type="string">
            <text:p>R</text:p>
          </table:table-cell>
          <table:table-cell table:style-name="ce4" office:value-type="string" calcext:value-type="string">
            <text:p>WY</text:p>
          </table:table-cell>
          <table:table-cell office:value-type="string" calcext:value-type="string">
            <text:p>@SenJohnBarrasso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Bennet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@SenBennetCO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lumenthal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@SenBlumenthal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Carper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DE</text:p>
          </table:table-cell>
          <table:table-cell office:value-type="string" calcext:value-type="string">
            <text:p>@SenatorCarpe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Coons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DE</text:p>
          </table:table-cell>
          <table:table-cell office:value-type="string" calcext:value-type="string">
            <text:p>@ChrisCoon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Schatz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HI</text:p>
          </table:table-cell>
          <table:table-cell office:value-type="string" calcext:value-type="string">
            <text:p>@brianschatz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zie</text:p>
          </table:table-cell>
          <table:table-cell office:value-type="string" calcext:value-type="string">
            <text:p>Hirono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HI</text:p>
          </table:table-cell>
          <table:table-cell office:value-type="string" calcext:value-type="string">
            <text:p>@maziehirono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Risch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@SenatorRisch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Durbin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IL</text:p>
          </table:table-cell>
          <table:table-cell office:value-type="string" calcext:value-type="string">
            <text:p>@SenatorDurbi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Markey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@SenMarkey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abara</text:p>
          </table:table-cell>
          <table:table-cell office:value-type="string" calcext:value-type="string">
            <text:p>Mikulski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MD</text:p>
          </table:table-cell>
          <table:table-cell office:value-type="string" calcext:value-type="string">
            <text:p>@SenatorBarb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Cardin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MD</text:p>
          </table:table-cell>
          <table:table-cell office:value-type="string" calcext:value-type="string">
            <text:p>@SenatorCardi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Peters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@SenGaryPeter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Klobuchar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@amyklobuch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27 pai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</text:p>
          </table:table-cell>
          <table:table-cell office:value-type="string" calcext:value-type="string">
            <text:p>Tester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MT</text:p>
          </table:table-cell>
          <table:table-cell office:value-type="string" calcext:value-type="string">
            <text:p>@SenatorTeste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idi</text:p>
          </table:table-cell>
          <table:table-cell office:value-type="string" calcext:value-type="string">
            <text:p>Heitkamp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ND</text:p>
          </table:table-cell>
          <table:table-cell office:value-type="string" calcext:value-type="string">
            <text:p>@SenatorHeitkamp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Shaheen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NH</text:p>
          </table:table-cell>
          <table:table-cell office:value-type="string" calcext:value-type="string">
            <text:p>@SenatorShahee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Menendez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NJ</text:p>
          </table:table-cell>
          <table:table-cell office:value-type="string" calcext:value-type="string">
            <text:p>@SenatorMenendez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y</text:p>
          </table:table-cell>
          <table:table-cell office:value-type="string" calcext:value-type="string">
            <text:p>Booker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NJ</text:p>
          </table:table-cell>
          <table:table-cell office:value-type="string" calcext:value-type="string">
            <text:p>@CoryBooke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Udall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NM</text:p>
          </table:table-cell>
          <table:table-cell office:value-type="string" calcext:value-type="string">
            <text:p>@SenatorTomUdall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Heinrich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NM</text:p>
          </table:table-cell>
          <table:table-cell office:value-type="string" calcext:value-type="string">
            <text:p>@MartinHeinrich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Gillibrand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@SenGillibrand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Wyde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@RonWyde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Casey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PA</text:p>
          </table:table-cell>
          <table:table-cell office:value-type="string" calcext:value-type="string">
            <text:p>@SenBobCasey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Reed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RI</text:p>
          </table:table-cell>
          <table:table-cell office:value-type="string" calcext:value-type="string">
            <text:p>@SenJackReed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ldon</text:p>
          </table:table-cell>
          <table:table-cell office:value-type="string" calcext:value-type="string">
            <text:p>Whitehouse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RI</text:p>
          </table:table-cell>
          <table:table-cell office:value-type="string" calcext:value-type="string">
            <text:p>@SenWhitehous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arner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VA</text:p>
          </table:table-cell>
          <table:table-cell office:value-type="string" calcext:value-type="string">
            <text:p>@MarkWarne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Kaine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VA</text:p>
          </table:table-cell>
          <table:table-cell office:value-type="string" calcext:value-type="string">
            <text:p>@timkain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Leahy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@SenatorLeahy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Cantwell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@SenatorCantwell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mmy</text:p>
          </table:table-cell>
          <table:table-cell office:value-type="string" calcext:value-type="string">
            <text:p>Baldwi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@SenatorBaldwi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Manchin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WV</text:p>
          </table:table-cell>
          <table:table-cell office:value-type="string" calcext:value-type="string">
            <text:p>@Sen_JoeManchi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King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@SenAngusKin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a</text:p>
          </table:table-cell>
          <table:table-cell office:value-type="string" calcext:value-type="string">
            <text:p>Murkowsk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@lisamurkowski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oozm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@JohnBoozma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@SenJohnMcCai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@marcorubio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Isakson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GA</text:p>
          </table:table-cell>
          <table:table-cell office:value-type="string" calcext:value-type="string">
            <text:p>@SenatorIsakso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Perdue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GA</text:p>
          </table:table-cell>
          <table:table-cell office:value-type="string" calcext:value-type="string">
            <text:p>@sendavidperdu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ni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@SenJoniErns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IL</text:p>
          </table:table-cell>
          <table:table-cell office:value-type="string" calcext:value-type="string">
            <text:p>@SenatorKirk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KS</text:p>
          </table:table-cell>
          <table:table-cell office:value-type="string" calcext:value-type="string">
            <text:p>@SenPatRobert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KS</text:p>
          </table:table-cell>
          <table:table-cell office:value-type="string" calcext:value-type="string">
            <text:p>@JerryMora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@RoyBlun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ad</text:p>
          </table:table-cell>
          <table:table-cell office:value-type="string" calcext:value-type="string">
            <text:p>Cochr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@SenThadCochra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Daines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MT</text:p>
          </table:table-cell>
          <table:table-cell office:value-type="string" calcext:value-type="string">
            <text:p>@SteveDaine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Hoeven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ND</text:p>
          </table:table-cell>
          <table:table-cell office:value-type="string" calcext:value-type="string">
            <text:p>@SenJohnHoeven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b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@SenatorFische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Ayotte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NH</text:p>
          </table:table-cell>
          <table:table-cell office:value-type="string" calcext:value-type="string">
            <text:p>@KellyAyott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Hell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@SenDeanHeller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Toomey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PA</text:p>
          </table:table-cell>
          <table:table-cell office:value-type="string" calcext:value-type="string">
            <text:p>@SenToomey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@SenatorTimScott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ke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@SenatorRound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lley</text:p>
          </table:table-cell>
          <table:table-cell office:value-type="string" calcext:value-type="string">
            <text:p>Moore Capito</text:p>
          </table:table-cell>
          <table:table-cell office:value-type="string" calcext:value-type="string">
            <text:p>R</text:p>
          </table:table-cell>
          <table:table-cell table:style-name="ce5" office:value-type="string" calcext:value-type="string">
            <text:p>WV</text:p>
          </table:table-cell>
          <table:table-cell office:value-type="string" calcext:value-type="string">
            <text:p>@SenCapito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personality_cluster_result_2.A1:personality_cluster_result_2.F10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1T16:06:50.769759028</dc:date>
    <meta:editing-duration>PT9M39S</meta:editing-duration>
    <meta:editing-cycles>1</meta:editing-cycles>
    <meta:document-statistic meta:table-count="1" meta:cell-count="854" meta:object-count="0"/>
    <meta:generator>LibreOffice/5.1.4.2$Linux_X86_64 LibreOffice_project/10m0$Build-2</meta:generator>
  </office:meta>
</office:document-meta>
</file>